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1670" officeooo:paragraph-rsid="00201670"/>
    </style:style>
    <style:style style:name="P2" style:family="paragraph" style:parent-style-name="Standard">
      <style:text-properties officeooo:rsid="00201670" officeooo:paragraph-rsid="00209b5a"/>
    </style:style>
    <style:style style:name="P3" style:family="paragraph" style:parent-style-name="Standard">
      <style:text-properties officeooo:rsid="00201670" officeooo:paragraph-rsid="0021d84d"/>
    </style:style>
    <style:style style:name="P4" style:family="paragraph" style:parent-style-name="Standard">
      <style:text-properties officeooo:rsid="00209b5a" officeooo:paragraph-rsid="00209b5a"/>
    </style:style>
    <style:style style:name="P5" style:family="paragraph" style:parent-style-name="Standard">
      <style:text-properties officeooo:rsid="00209b5a" officeooo:paragraph-rsid="00201670"/>
    </style:style>
    <style:style style:name="P6" style:family="paragraph" style:parent-style-name="Standard">
      <style:text-properties style:text-underline-style="none" officeooo:rsid="00201670" officeooo:paragraph-rsid="00209b5a"/>
    </style:style>
    <style:style style:name="P7" style:family="paragraph" style:parent-style-name="Standard">
      <style:text-properties style:text-underline-style="none" officeooo:rsid="00209b5a" officeooo:paragraph-rsid="00209b5a"/>
    </style:style>
    <style:style style:name="P8" style:family="paragraph" style:parent-style-name="Standard">
      <style:text-properties officeooo:rsid="0024515a" officeooo:paragraph-rsid="0024515a"/>
    </style:style>
    <style:style style:name="P9" style:family="paragraph" style:parent-style-name="Standard">
      <style:text-properties officeooo:rsid="0024515a" officeooo:paragraph-rsid="0025c060"/>
    </style:style>
    <style:style style:name="P10" style:family="paragraph" style:parent-style-name="Standard">
      <style:text-properties style:text-underline-style="none" officeooo:rsid="00209b5a" officeooo:paragraph-rsid="00233663"/>
    </style:style>
    <style:style style:name="P11" style:family="paragraph" style:parent-style-name="Standard">
      <style:text-properties style:text-underline-style="none" officeooo:rsid="00270c70" officeooo:paragraph-rsid="00270c70"/>
    </style:style>
    <style:style style:name="P12" style:family="paragraph" style:parent-style-name="Standard">
      <style:text-properties style:text-underline-style="solid" style:text-underline-width="auto" style:text-underline-color="font-color" officeooo:rsid="00270c70" officeooo:paragraph-rsid="00270c7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9b5a"/>
    </style:style>
    <style:style style:name="T4" style:family="text">
      <style:text-properties officeooo:rsid="00209b5a"/>
    </style:style>
    <style:style style:name="T5" style:family="text">
      <style:text-properties fo:font-variant="normal" fo:text-transform="none" fo:color="#252525" style:font-name="Liberation Serif" fo:font-size="12pt" fo:letter-spacing="normal" fo:font-style="normal" fo:font-weight="normal" officeooo:rsid="0010dad4" style:font-size-asian="12pt" style:font-size-complex="12pt"/>
    </style:style>
    <style:style style:name="T6" style:family="text">
      <style:text-properties officeooo:rsid="00233663"/>
    </style:style>
    <style:style style:name="T7" style:family="text">
      <style:text-properties officeooo:rsid="0024515a"/>
    </style:style>
    <style:style style:name="T8" style:family="text">
      <style:text-properties officeooo:rsid="0025c060"/>
    </style:style>
    <style:style style:name="T9" style:family="text">
      <style:text-properties officeooo:rsid="00270c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ипа, предисловие</text:p>
      <text:p text:style-name="P4"/>
      <text:p text:style-name="P5">Из-за патологической неспособности фантазировать и выдумывать, мне пришлось писать</text:p>
      <text:p text:style-name="P1"><text:s/>правд<text:span text:style-name="T4">у</text:span>, одна только правд<text:span text:style-name="T4">у</text:span> и ничего кроме правды; <text:span text:style-name="T4">то есть исключительно то, что сам увидел, почувствовал, пережил.</text:span></text:p>
      <text:p text:style-name="P1"/>
      <text:p text:style-name="P3"><text:span text:style-name="T4">Работа в стиле</text:span> ф<text:span text:style-name="T5">э́</text:span>нтези, <text:span text:style-name="T4">увы, не для меня — не всё удаётся</text:span> пропустить через себя, <text:span text:style-name="T4">не через всё получается пройти</text:span>.</text:p>
      <text:p text:style-name="P1"/>
      <text:p text:style-name="P1">Кого-то, <text:span text:style-name="T6">возможно,</text:span> <text:s/>отшатн<text:span text:style-name="T6">ё</text:span>т изложенное, <text:span text:style-name="T6">они </text:span>скажут «нет! <text:span text:style-name="T6">такого</text:span> не может быть!»; пусть отложат чтение до той поры, когда и для них эта правда станет очевидной истиной.</text:p>
      <text:p text:style-name="P1"/>
      <text:p text:style-name="P8">Несмотря на повествование от первого лица, роман этот о нас — поколении прошедшем через время, от которого нынче пытаются отделаться привесив пару ярлыков: «застой» и «перестройка», хотя <text:span text:style-name="T8">период этот оказался</text:span> лучшим за всю всемирную историю — время, когда так молоды мы были.</text:p>
      <text:p text:style-name="P8"/>
      <text:p text:style-name="P9">Разумеется, любое поколение проходит через так<text:span text:style-name="T8">ую же пору</text:span>, но не всякое удосуживается оставить эпистолярн<text:span text:style-name="T8">о-нерукотворный</text:span> памятник <text:s/>в стиле оголтелого реализма.</text:p>
      <text:p text:style-name="P1"/>
      <text:p text:style-name="P2">Страдателям и радетелям за чистоту языка использованный <text:span text:style-name="T7">в памятнике </text:span>словарный запас может показаться слишком вольным. </text:p>
      <text:p text:style-name="P2">Для них могу лишь <text:span text:style-name="T1">повторить:</text:span><text:span text:style-name="T2"> мат — плоть от плоти живого языка. </text:span></text:p>
      <text:p text:style-name="P6"/>
      <text:p text:style-name="P2"><text:span text:style-name="T3">Вы, несомненно, тоже правы, что мат — это бич, но без бича не обойтись и, коли</text:span><text:span text:style-name="T2"> стараешься жить не по лжи, <text:s text:c="2"/>не получ</text:span><text:span text:style-name="T3">ае</text:span><text:span text:style-name="T2">тся писать о жизни без </text:span><text:span text:style-name="T3">применения </text:span><text:span text:style-name="T2"><text:s/>ненормативной лексики. </text:span></text:p>
      <text:p text:style-name="P6"/>
      <text:p text:style-name="P10">Поэтому лицам до 18 лет данный роман читать не рекомендуется, наряду с лицами, которые и до пенсии не выходят за пределы указанного возраста.</text:p>
      <text:p text:style-name="P10"/>
      <text:p text:style-name="P12">технические замечания</text:p>
      <text:p text:style-name="P11">Письма не принято делить на части и главы, потому-то тут нет никакого оглавления — письмо, как письмо. Однако, интернет диктует свои законы публикации и пришлось разделить его на страницы. Кому лень всякий раз кликать, может скачать всё разом в виде PDF, отсюда.</text:p>
      <text:p text:style-name="P11"/>
      <text:p text:style-name="P12">изъявления благодарности</text:p>
      <text:p text:style-name="P11">Благодарю всех, чьи имена упомянуты в романе и тех, кого тут нет (а таких больше, но содействие их было не меньшим).</text:p>
      <text:p text:style-name="P11">И, самое главное, благодарю вас, кто прочёл хотя бы и до сюда.</text:p>
      <text:p text:style-name="P11">Любая книга — плод коллективного труда, бригады из читателя и автора. Благодарю за сотрудничество, с вами приятно было поработать.</text:p>
      <text:p text:style-name="P11"/>
      <text:p text:style-name="P11">Ну, а дальше решайте сами — типа, выплывать ли за буйки этого, типа, предисловия.</text:p>
      <text:p text:style-name="P7"><text:span text:style-name="T9">З</text:span>а последствия не отвечаю, а кто не спрятался — я не винова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8-26T10:45:12.787488303</dc:date>
    <dc:creator>sehrguey </dc:creator>
    <meta:editing-duration>PT1H42M20S</meta:editing-duration>
    <meta:editing-cycles>15</meta:editing-cycles>
    <meta:generator>LibreOffice/4.3.3.2$Linux_x86 LibreOffice_project/430m0$Build-2</meta:generator>
    <meta:document-statistic meta:table-count="0" meta:image-count="0" meta:object-count="0" meta:page-count="1" meta:paragraph-count="19" meta:word-count="330" meta:character-count="2182" meta:non-whitespace-character-count="1853"/>
  </office:meta>
</office:document-meta>
</file>